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654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_156</text:p>
          </table:table-cell>
          <table:table-cell office:value-type="string" calcext:value-type="string">
            <text:p>Is_violated</text:p>
          </table:table-cell>
        </table:table-row>
        <table:table-row table:style-name="ro1">
          <table:table-cell office:value-type="string" calcext:value-type="string">
            <text:p>/ant/core/trunk/src/main/org/apache/tools/ant/AntClassLo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BuildEv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BuildExcep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Diagnostic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DirectoryScan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listener/TimestampedLog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Mai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NoBannerLog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Projec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ProjectHelp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RuntimeConfigurab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hecksu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ConditionBas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IsSigne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Task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vslib/CvsTagDiff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Def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email/EmailTask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Javac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Javadoc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Length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Manifes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ManifestExcep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Redirec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Rmic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SignJ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T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UpToDa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WaitF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Descrip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FilterSe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Quantifi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BaseResourceCollectionContai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FileResour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JavaResour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DateSelec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modifiedselector/ModifiedSelec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SelectorUtil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SizeSelec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ClasspathUtil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DOMElement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FileUtil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JavaEnvUtil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LeadPipeInputStre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LineTokeniz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ReflectUti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regexp/RegexpFac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RegexpPatternMapp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ResourceUtil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ScriptRunnerBas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ScriptRunnerCrea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ScriptRunnerHelp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SourceFileScan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StringTokeniz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StringUtil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WorkerA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XmlLog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AntTypeDefin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DefaultLog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dispatch/DispatchUti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Execu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Exit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ExitStatus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filters/ClassConsta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filters/ExpandProperti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filters/FixCrLf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filters/Head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filters/StripJavaComme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filters/TabsToSpac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filters/Tail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helper/IgnoreDependenciesExecu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helper/ProjectHelper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helper/ProjectHelper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input/SecureInputHandl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launch/Loc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listener/AnsiColorLog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listener/BigProjectLog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MagicNam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property/GetProper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property/ParseNextProper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property/ParseProperti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property/PropertyExpan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property/ResolvePropertyMa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PropertyHel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AbstractCvs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A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BUnzip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compilers/DefaultCompilerAdap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compilers/Jik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Componentdef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Conca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AntVers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Equa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ResourceContai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cvslib/ChangeLogPars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cvslib/ChangeLog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cvslib/CvsTagEnt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DependS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Ea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email/MimeMail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Exec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Exp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G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GUnzi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Ja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JDBC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Jik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KeySub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LoadProperti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MacroDef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Macro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Manifest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Mov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ANTL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Cab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epend/ClassFileUti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epend/Depe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otnet/DotnetComp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otnet/Net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choProperti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DD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DDCreatorHel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Ejb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EjbcHel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GenericDeploymentToo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WeblogicDeploymentToo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WebsphereDeploymentToo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WLRu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WLSto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xtension/ExtensionUti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xtension/JarLibManifest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xtension/JarLibResolve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i18n/Transl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2ee/WebLogicHotDeploymentToo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ava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avah/JavahAdapter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link/ClassName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link/jlin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sp/Jasper41Mangl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sp/JspNameMangl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sp/WLJsp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AggregateTransfor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BriefJUnitResultFormat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DOMUti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FailureRecor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FormatterEle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JUnit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JUnitVersionHel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PlainJUnitResultFormat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SummaryJUnitResultFormat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XMLConsta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XMLJUnitResultFormat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ative2ascii/Native2AsciiAdap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ative2ascii/Native2AsciiAdapter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FT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FTPConfigur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RExec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SetProx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Telnet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perforce/P4B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perforce/P4Fsta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perforce/P4HandlerAdap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ReplaceRegEx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Rp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chemaValid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cript/ScriptDef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os/SO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os/SOSCm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plash/SplashScree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plash/Splash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AbstractSshMess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cpFromMess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cpFromMessageBySft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cpToMess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cpToMessageBySft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SHEx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BlockF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BuildTimeout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Funte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unix/Symlin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vss/MSV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vss/MSVSSConsta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Pac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Parall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ProcessDestroy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Proper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PropertyHelperTas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RecorderEnt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Repla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Ret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DefaultRmicAdap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SunRmi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WLRmi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Slee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StreamPum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TempF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Trunc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Unpac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Wa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XmlProper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XSLTProce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askdefs/Zi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AbstractFileS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ArchiveFileS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mappers/FilterMap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optional/AbstractScriptCompon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optional/depend/ClassfileS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optional/ScriptCond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PatternSe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Permiss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AbstractClasspathRe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CompressedRe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FileProvi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Fir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JavaConstantRe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La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SizeLimitColle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ContainsRegexpSe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modifiedselector/DigestAlgorith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TarScan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types/ZipScan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Base64Conver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ContainerMap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DateUti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depend/bcel/DependencyVisi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DeweyDecim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IdentityStac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optional/JavaxScriptRun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optional/ScriptRun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ReaderInputStre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regexp/JakartaOroRegex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regexp/JakartaRegexpRegex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regexp/Jdk14RegexpRegex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regexp/RegexpMatcher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UUEnco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ant/util/Watchdo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mail/SmtpResponse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tar/TarBuff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tar/TarConsta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tar/TarInputStre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tar/TarOutputStre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tar/TarUti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zip/AsiExtra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zip/ExtraFieldUti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zip/UnixSta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zip/ZipEnt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zip/ZipF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zip/ZipLon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zip/ZipOutputStre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ant/core/trunk/src/main/org/apache/tools/zip/ZipShort.java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B25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 style:data-style-name="N2" text:time-value="15:35:21.755189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0T15:35:56.758060383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516" meta:object-count="0"/>
  </office:meta>
</office:document-meta>
</file>